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1c4b" officeooo:paragraph-rsid="00214b73"/>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61c4b" officeooo:paragraph-rsid="0017fa4e" style:font-size-asian="14pt" style:font-weight-asian="bold" style:font-size-complex="14pt" style:font-weight-complex="bold"/>
    </style:style>
    <style:style style:name="P4" style:family="paragraph" style:parent-style-name="Standard">
      <style:text-properties fo:font-size="14pt" fo:font-weight="bold" officeooo:rsid="00061c4b" officeooo:paragraph-rsid="00181d30" style:font-size-asian="14pt" style:font-weight-asian="bold" style:font-size-complex="14pt" style:font-weight-complex="bold"/>
    </style:style>
    <style:style style:name="P5" style:family="paragraph" style:parent-style-name="Standard">
      <style:paragraph-properties fo:line-height="135%" fo:text-align="start" style:justify-single-word="false"/>
      <style:text-properties officeooo:paragraph-rsid="00181d30"/>
    </style:style>
    <style:style style:name="P6" style:family="paragraph" style:parent-style-name="Standard">
      <style:paragraph-properties fo:line-height="135%" fo:text-align="start" style:justify-single-word="false"/>
      <style:text-properties officeooo:paragraph-rsid="00214b73"/>
    </style:style>
    <style:style style:name="P7" style:family="paragraph" style:parent-style-name="Standard">
      <style:paragraph-properties fo:line-height="135%"/>
      <style:text-properties officeooo:paragraph-rsid="00181d30"/>
    </style:style>
    <style:style style:name="P8" style:family="paragraph" style:parent-style-name="Standard">
      <style:paragraph-properties fo:line-height="135%"/>
      <style:text-properties officeooo:paragraph-rsid="00214b73"/>
    </style:style>
    <style:style style:name="T1" style:family="text">
      <style:text-properties officeooo:rsid="00062cfc"/>
    </style:style>
    <style:style style:name="T2" style:family="text">
      <style:text-properties officeooo:rsid="0017fa4e"/>
    </style:style>
    <style:style style:name="T3" style:family="text">
      <style:text-properties officeooo:rsid="00061c4b"/>
    </style:style>
    <style:style style:name="T4"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Insights into </text:span>Geologic <text:span text:style-name="T1">Ca</text:span>rbon <text:span text:style-name="T1">S</text:span>torage</text:p>
      <text:p text:style-name="P2"/>
      <text:p text:style-name="Standard">Geologic carbon storage (GCS) is increasingly recognized as a vital technology for reducing greenhouse gas emissions and mitigating climate change. This summary synthesizes insights from three studies that examine the challenges and prospects of GCS from different perspectives. The first study emphasizes the geological characteristics and technical feasibility of various CO₂ storage options, the second explores how geological surveys are employed to identify and evaluate potential storage sites, and the third highlights the importance of assessing risks and uncertainties in GCS projects.</text:p>
      <text:p text:style-name="Standard"/>
      <text:p text:style-name="Standard">Study (1) reveals that GCS builds upon well-established geological principles long applied in the oil and gas industry. Effective storage requires three essential geological features: a porous reservoir rock to contain CO₂, an impermeable cap rock to prevent leakage, and a stable structural trap—similar to those that hold natural hydrocarbons. Five main GCS methods have been demonstrated through pilot projects worldwide: storage in depleted oil and gas fields, CO₂-enhanced oil recovery (EOR), injection into deep saline aquifers, storage in unmineable coal seams, and carbon mineralization. Complementing this, study (2) highlights the use of geological surveys and seismic monitoring to assess site capacity, porosity, and permeability, ensuring that injected CO₂ remains securely trapped underground. Its findings confirm that deep saline aquifers, depleted reservoirs, and unmineable coal seams are among the most promising storage formations.</text:p>
      <text:p text:style-name="Standard"/>
      <text:p text:style-name="Standard">However, identifying suitable sites is complex. Study (1) emphasizes that successful storage requires thorough site characterization and continuous long-term monitoring to detect and control potential CO₂ leakage. Study (2) further notes that subsurface geological conditions vary widely and that data scarcity in many regions can lead to misinterpretation and poor site selection. To address these limitations, the study advocates for the adoption of advanced technologies such as machine learning and artificial intelligence to process large datasets and build more accurate geological models.</text:p>
      <text:p text:style-name="Standard"/>
      <text:p text:style-name="Standard">Beyond site selection, managing risks and uncertainties remains a fundamental challenge. Studies (1) and (3) underscore that uncertainties surrounding injectivity, storage capacity, and cap rock integrity still constrain large-scale implementation. Even when CO₂ injection is technically feasible, researchers must predict subsurface CO₂ migration, assess potential leakage pathways, and evaluate the risk of induced seismicity. <text:span text:style-name="T2">Additionally, study (3) points out that w</text:span>hile advances in numerical simulations and AI-driven quantitative risk assessment have improved predictive accuracy, these methods rely heavily on detailed, site-specific data that are often incomplete or difficult to share between organizations.</text:p>
      <text:p text:style-name="Standard"/>
      <text:p text:style-name="Standard">In conclusion, all three studies demonstrate that geologic carbon storage is a technically viable and globally scalable solution for CO₂ mitigation. Its geological foundations are well-established, and storage techniques have been proven in practice. Nevertheless, large-scale deployment remains limited. Overcoming these barriers will require continued scientific research, transparent data exchange, and sustained policy and economic support to establish GCS as a reliable cornerstone of global carbon management.</text:p>
      <text:p text:style-name="Standard"/>
      <text:p text:style-name="Standard"/>
      <text:p text:style-name="Standard"/>
      <text:p text:style-name="Standard"/>
      <text:p text:style-name="Standard"/>
      <text:p text:style-name="Standard"/>
      <text:p text:style-name="Standard"/>
      <text:p text:style-name="Standard"/>
      <text:p text:style-name="P1"><text:soft-page-break/>Reference</text:p>
      <text:p text:style-name="P6">[<text:span text:style-name="T3">1</text:span>] M. Albertz, S. A. Stewart, and R. Goteti, “Perspectives on geologic carbon storage,” <text:span text:style-name="T4">Front. Energy Res.</text:span>, vol. 10, p. 1071735, Apr. 2023, doi: <text:a xlink:type="simple" xlink:href="https://doi.org/10.3389/fenrg.2022.1071735" text:style-name="Internet_20_link" text:visited-style-name="Visited_20_Internet_20_Link">10.3389/fenrg.2022.1071735</text:a>.</text:p>
      <text:p text:style-name="P8">[2] Oloruntosin Tolulope Joel and Vincent Ugochukwu Oguanobi, “Geological survey techniques and carbon storage: Optimizing renewable energy site selection and carbon sequestration,” <text:span text:style-name="T4">Open Access Res. J. Sci. Technol.</text:span>, vol. 11, no. 1, pp. 039–051, May 2024, doi: <text:a xlink:type="simple" xlink:href="https://doi.org/10.53022/oarjst.2024.11.1.0054" text:style-name="Internet_20_link" text:visited-style-name="Visited_20_Internet_20_Link">10.53022/oarjst.2024.11.1.0054</text:a>.</text:p>
      <text:p text:style-name="P6">[<text:span text:style-name="T3">3</text:span>] T. Xiao <text:span text:style-name="T4">et al.</text:span>, “A review of risk and uncertainty assessment for geologic carbon storage,” <text:span text:style-name="T4">Renewable and Sustainable Energy Reviews</text:span>, vol. 189, p. 113945, Jan. 2024, doi: <text:a xlink:type="simple" xlink:href="https://doi.org/10.1016/j.rser.2023.113945" text:style-name="Internet_20_link" text:visited-style-name="Visited_20_Internet_20_Link">10.1016/j.rser.2023.113945</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06T19:46:26.283595450</meta:creation-date>
    <dc:date>2025-10-06T20:21:07.851463367</dc:date>
    <meta:editing-duration>PT24M30S</meta:editing-duration>
    <meta:editing-cycles>4</meta:editing-cycles>
    <meta:generator>LibreOffice/6.4.7.2$Linux_X86_64 LibreOffice_project/40$Build-2</meta:generator>
    <meta:document-statistic meta:table-count="0" meta:image-count="0" meta:object-count="0" meta:page-count="2" meta:paragraph-count="10" meta:word-count="566" meta:character-count="4083" meta:non-whitespace-character-count="3539"/>
  </office:meta>
</office:document-meta>
</file>